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office:value-type="string">
            <text:p><text:s text:c="2"/>CMSIS_DAP.sch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RefDes</text:p>
          </table:table-cell>
          <table:table-cell office:value-type="string">
            <text:p>Value</text:p>
          </table:table-cell>
          <table:table-cell office:value-type="string">
            <text:p>Count</text:p>
          </table:table-cell>
          <table:table-cell table:number-columns-repeated="1021"/>
        </table:table-row>
        <table:table-row table:style-name="ro2">
          <table:table-cell table:number-columns-repeated="2" office:value-type="string">
            <text:p>---------------</text:p>
          </table:table-cell>
          <table:table-cell office:value-type="string">
            <text:p>------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13</text:p>
          </table:table-cell>
          <table:table-cell office:value-type="string">
            <text:p>SMD-0805-X7R-0.01uF-50V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C2</text:p>
          </table:table-cell>
          <table:table-cell office:value-type="string">
            <text:p>SMD-0805-X7R-0.1uF-50V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C3</text:p>
          </table:table-cell>
          <table:table-cell table:number-columns-repeated="1023"/>
        </table:table-row>
        <table:table-row table:style-name="ro2">
          <table:table-cell office:value-type="string">
            <text:p>C5</text:p>
          </table:table-cell>
          <table:table-cell table:number-columns-repeated="1023"/>
        </table:table-row>
        <table:table-row table:style-name="ro2">
          <table:table-cell office:value-type="string">
            <text:p>C6</text:p>
          </table:table-cell>
          <table:table-cell table:number-columns-repeated="1023"/>
        </table:table-row>
        <table:table-row table:style-name="ro2">
          <table:table-cell office:value-type="string">
            <text:p>C7</text:p>
          </table:table-cell>
          <table:table-cell table:number-columns-repeated="1023"/>
        </table:table-row>
        <table:table-row table:style-name="ro2">
          <table:table-cell office:value-type="string">
            <text:p>C8</text:p>
          </table:table-cell>
          <table:table-cell table:number-columns-repeated="1023"/>
        </table:table-row>
        <table:table-row table:style-name="ro2">
          <table:table-cell office:value-type="string">
            <text:p>C14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C9</text:p>
          </table:table-cell>
          <table:table-cell table:style-name="ce1" office:value-type="string">
            <text:p>SMD-0805-NP0-12p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21"/>
        </table:table-row>
        <table:table-row table:style-name="ro2">
          <table:table-cell table:style-name="ce1" office:value-type="string">
            <text:p>C10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C11</text:p>
          </table:table-cell>
          <table:table-cell office:value-type="string">
            <text:p>SMD-0805-NP0-18pF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C12</text:p>
          </table:table-cell>
          <table:table-cell table:number-columns-repeated="1023"/>
        </table:table-row>
        <table:table-row table:style-name="ro2">
          <table:table-cell office:value-type="string">
            <text:p>C1</text:p>
          </table:table-cell>
          <table:table-cell office:value-type="string">
            <text:p>SMD3216-10uF-16V-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C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D1</text:p>
          </table:table-cell>
          <table:table-cell office:value-type="string">
            <text:p>STM32F103C8T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DA1</text:p>
          </table:table-cell>
          <table:table-cell office:value-type="string">
            <text:p>LP2985AIM5-3.0 (LP2981-3.0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R5</text:p>
          </table:table-cell>
          <table:table-cell office:value-type="string">
            <text:p>SMD-0603-1k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R13</text:p>
          </table:table-cell>
          <table:table-cell table:number-columns-repeated="1023"/>
        </table:table-row>
        <table:table-row table:style-name="ro2">
          <table:table-cell office:value-type="string">
            <text:p>R24</text:p>
          </table:table-cell>
          <table:table-cell office:value-type="string">
            <text:p>SMD-0603-1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1</text:p>
          </table:table-cell>
          <table:table-cell office:value-type="string">
            <text:p>SMD-0603-1.5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14</text:p>
          </table:table-cell>
          <table:table-cell office:value-type="string">
            <text:p>SMD-0603-2.2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11</text:p>
          </table:table-cell>
          <table:table-cell office:value-type="string">
            <text:p>SMD-0603-2.2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9</text:p>
          </table:table-cell>
          <table:table-cell office:value-type="string">
            <text:p>SMD-0603-3.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2</text:p>
          </table:table-cell>
          <table:table-cell office:value-type="string">
            <text:p>SMD-0603-10k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R15</text:p>
          </table:table-cell>
          <table:table-cell table:number-columns-repeated="1023"/>
        </table:table-row>
        <table:table-row table:style-name="ro2">
          <table:table-cell office:value-type="string">
            <text:p>R16</text:p>
          </table:table-cell>
          <table:table-cell table:number-columns-repeated="1023"/>
        </table:table-row>
        <table:table-row table:style-name="ro2">
          <table:table-cell office:value-type="string">
            <text:p>R19</text:p>
          </table:table-cell>
          <table:table-cell table:number-columns-repeated="1023"/>
        </table:table-row>
        <table:table-row table:style-name="ro2">
          <table:table-cell office:value-type="string">
            <text:p>R23</text:p>
          </table:table-cell>
          <table:table-cell table:number-columns-repeated="1023"/>
        </table:table-row>
        <table:table-row table:style-name="ro2">
          <table:table-cell office:value-type="string">
            <text:p>R22</text:p>
          </table:table-cell>
          <table:table-cell office:value-type="string">
            <text:p>SMD-0603-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7</text:p>
          </table:table-cell>
          <table:table-cell office:value-type="string">
            <text:p>SMD-0603-22k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R20</text:p>
          </table:table-cell>
          <table:table-cell table:number-columns-repeated="1023"/>
        </table:table-row>
        <table:table-row table:style-name="ro2">
          <table:table-cell office:value-type="string">
            <text:p>R3</text:p>
          </table:table-cell>
          <table:table-cell office:value-type="string">
            <text:p>SMD-0603-36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4</text:p>
          </table:table-cell>
          <table:table-cell office:value-type="string">
            <text:p>SMD-0603-47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17</text:p>
          </table:table-cell>
          <table:table-cell office:value-type="string">
            <text:p>SMD-0805-1k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R18</text:p>
          </table:table-cell>
          <table:table-cell table:number-columns-repeated="1023"/>
        </table:table-row>
        <table:table-row table:style-name="ro2">
          <table:table-cell office:value-type="string">
            <text:p>R12</text:p>
          </table:table-cell>
          <table:table-cell office:value-type="string">
            <text:p>SMD-0805-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6</text:p>
          </table:table-cell>
          <table:table-cell office:value-type="string">
            <text:p>SMD-0805-5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21</text:p>
          </table:table-cell>
          <table:table-cell office:value-type="string">
            <text:p>SMD-0805-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8</text:p>
          </table:table-cell>
          <table:table-cell office:value-type="string">
            <text:p>SMD-1206-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R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D2</text:p>
          </table:table-cell>
          <table:table-cell office:value-type="string">
            <text:p>FYLS-0805 (GREEN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VD1</text:p>
          </table:table-cell>
          <table:table-cell office:value-type="string">
            <text:p>FYLS-0805 (RED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T1</text:p>
          </table:table-cell>
          <table:table-cell office:value-type="string">
            <text:p>BC8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VT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P5</text:p>
          </table:table-cell>
          <table:table-cell office:value-type="string">
            <text:p>BH-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XP2</text:p>
          </table:table-cell>
          <table:table-cell office:value-type="string">
            <text:p>PLS-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XP3</text:p>
          </table:table-cell>
          <table:table-cell table:number-columns-repeated="1023"/>
        </table:table-row>
        <table:table-row table:style-name="ro2">
          <table:table-cell office:value-type="string">
            <text:p>XP4</text:p>
          </table:table-cell>
          <table:table-cell table:number-columns-repeated="1023"/>
        </table:table-row>
        <table:table-row table:style-name="ro2">
          <table:table-cell office:value-type="string">
            <text:p>XP1</text:p>
          </table:table-cell>
          <table:table-cell office:value-type="string">
            <text:p>PLS-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XP6</text:p>
          </table:table-cell>
          <table:table-cell table:number-columns-repeated="1023"/>
        </table:table-row>
        <table:table-row table:style-name="ro2">
          <table:table-cell office:value-type="string">
            <text:p>XS1</text:p>
          </table:table-cell>
          <table:table-cell office:value-type="string">
            <text:p>USB_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ZQ1</text:p>
          </table:table-cell>
          <table:table-cell table:style-name="ce1" office:value-type="string">
            <text:p>KX38T-32768Hz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office:value-type="string">
            <text:p>ZQ2</text:p>
          </table:table-cell>
          <table:table-cell office:value-type="string">
            <text:p>HC49/u-8.000MHz</text:p>
          </table:table-cell>
          <table:table-cell office:value-type="float" office:value="1"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6T16:55:29.42</dc:date>
    <meta:document-statistic meta:table-count="1" meta:cell-count="124" meta:object-count="0"/>
    <meta:generator>LibreOffice/3.6$Windows_x86 LibreOffice_project/da8c1e6-fd468f4-454e206-f42a4a9-143cfd</meta:generator>
  </office:meta>
</office:document-meta>
</file>